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1e38d5"/>
    </style:style>
    <style:style style:name="P3" style:family="paragraph" style:parent-style-name="Preformatted_20_Text">
      <style:text-properties officeooo:rsid="001bd92a" officeooo:paragraph-rsid="00234291"/>
    </style:style>
    <style:style style:name="P4" style:family="paragraph" style:parent-style-name="Preformatted_20_Text">
      <style:text-properties officeooo:rsid="001bd92a" officeooo:paragraph-rsid="0027007a"/>
    </style:style>
    <style:style style:name="P5" style:family="paragraph" style:parent-style-name="Preformatted_20_Text">
      <style:text-properties officeooo:rsid="001bd92a" officeooo:paragraph-rsid="00276ced"/>
    </style:style>
    <style:style style:name="P6" style:family="paragraph" style:parent-style-name="Preformatted_20_Text">
      <style:text-properties officeooo:rsid="001bd92a" officeooo:paragraph-rsid="0027bea0"/>
    </style:style>
    <style:style style:name="P7" style:family="paragraph" style:parent-style-name="Preformatted_20_Text">
      <style:text-properties officeooo:rsid="001ca267" officeooo:paragraph-rsid="001ca267"/>
    </style:style>
    <style:style style:name="P8" style:family="paragraph" style:parent-style-name="Preformatted_20_Text">
      <style:text-properties officeooo:paragraph-rsid="001ca267"/>
    </style:style>
    <style:style style:name="P9" style:family="paragraph" style:parent-style-name="Preformatted_20_Text">
      <style:text-properties officeooo:paragraph-rsid="001e38d5"/>
    </style:style>
    <style:style style:name="P10" style:family="paragraph" style:parent-style-name="Preformatted_20_Text">
      <style:text-properties officeooo:paragraph-rsid="00216317"/>
    </style:style>
    <style:style style:name="P11" style:family="paragraph" style:parent-style-name="Preformatted_20_Text">
      <style:text-properties officeooo:paragraph-rsid="00224d54"/>
    </style:style>
    <style:style style:name="P12" style:family="paragraph" style:parent-style-name="Preformatted_20_Text">
      <style:text-properties officeooo:paragraph-rsid="00246b91"/>
    </style:style>
    <style:style style:name="P13" style:family="paragraph" style:parent-style-name="Preformatted_20_Text">
      <style:text-properties officeooo:paragraph-rsid="0027007a"/>
    </style:style>
    <style:style style:name="P14" style:family="paragraph" style:parent-style-name="Preformatted_20_Text">
      <style:text-properties officeooo:paragraph-rsid="001bd92a"/>
    </style:style>
    <style:style style:name="P15" style:family="paragraph" style:parent-style-name="Preformatted_20_Text">
      <style:text-properties officeooo:paragraph-rsid="00276ced"/>
    </style:style>
    <style:style style:name="P16" style:family="paragraph" style:parent-style-name="Preformatted_20_Text">
      <style:text-properties officeooo:paragraph-rsid="0027bea0"/>
    </style:style>
    <style:style style:name="P17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18" style:family="paragraph" style:parent-style-name="Subtitle">
      <style:text-properties officeooo:rsid="001bd92a" officeooo:paragraph-rsid="001bd92a"/>
    </style:style>
    <style:style style:name="P19" style:family="paragraph" style:parent-style-name="Preformatted_20_Text">
      <style:text-properties officeooo:paragraph-rsid="001bd9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a26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a267" style:font-weight-asian="normal" style:font-weight-complex="normal"/>
    </style:style>
    <style:style style:name="T5" style:family="text">
      <style:text-properties fo:font-weight="normal" officeooo:rsid="001e38d5" style:font-weight-asian="normal" style:font-weight-complex="normal"/>
    </style:style>
    <style:style style:name="T6" style:family="text">
      <style:text-properties fo:font-weight="normal" officeooo:rsid="001fb39d" style:font-weight-asian="normal" style:font-weight-complex="normal"/>
    </style:style>
    <style:style style:name="T7" style:family="text">
      <style:text-properties fo:font-weight="normal" officeooo:rsid="00216317" style:font-weight-asian="normal" style:font-weight-complex="normal"/>
    </style:style>
    <style:style style:name="T8" style:family="text">
      <style:text-properties fo:font-weight="normal" officeooo:rsid="00224d54" style:font-weight-asian="normal" style:font-weight-complex="normal"/>
    </style:style>
    <style:style style:name="T9" style:family="text">
      <style:text-properties fo:font-weight="normal" officeooo:rsid="0023cd68" style:font-weight-asian="normal" style:font-weight-complex="normal"/>
    </style:style>
    <style:style style:name="T10" style:family="text">
      <style:text-properties fo:font-weight="normal" officeooo:rsid="00246b91" style:font-weight-asian="normal" style:font-weight-complex="normal"/>
    </style:style>
    <style:style style:name="T11" style:family="text">
      <style:text-properties officeooo:rsid="001e38d5"/>
    </style:style>
    <style:style style:name="T12" style:family="text">
      <style:text-properties officeooo:rsid="00216317"/>
    </style:style>
    <style:style style:name="T13" style:family="text">
      <style:text-properties officeooo:rsid="00224d54"/>
    </style:style>
    <style:style style:name="T14" style:family="text">
      <style:text-properties officeooo:rsid="0022f7a9"/>
    </style:style>
    <style:style style:name="T15" style:family="text">
      <style:text-properties officeooo:rsid="0026a4db"/>
    </style:style>
    <style:style style:name="T16" style:family="text">
      <style:text-properties officeooo:rsid="00234291"/>
    </style:style>
    <style:style style:name="T17" style:family="text">
      <style:text-properties officeooo:rsid="00236aa5"/>
    </style:style>
    <style:style style:name="T18" style:family="text">
      <style:text-properties officeooo:rsid="0023f95d"/>
    </style:style>
    <style:style style:name="T19" style:family="text">
      <style:text-properties officeooo:rsid="0026fae6"/>
    </style:style>
    <style:style style:name="T20" style:family="text">
      <style:text-properties officeooo:rsid="0027007a"/>
    </style:style>
    <style:style style:name="T21" style:family="text">
      <style:text-properties officeooo:rsid="001bd92a"/>
    </style:style>
    <style:style style:name="T22" style:family="text">
      <style:text-properties style:font-name="Liberation Mono" fo:font-size="10pt" officeooo:rsid="0027007a" style:font-name-asian="Nimbus Mono L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276ced" style:font-name-asian="Nimbus Mono L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27bea0" style:font-name-asian="Nimbus Mono L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299088" style:font-name-asian="Nimbus Mono L" style:font-size-asian="10pt" style:font-name-complex="Liberation Mono" style:font-size-complex="10pt"/>
    </style:style>
    <style:style style:name="T26" style:family="text">
      <style:text-properties style:font-name="Liberation Mono" fo:font-size="10pt" fo:font-weight="normal" officeooo:rsid="0027007a" style:font-name-asian="Nimbus Mono L" style:font-size-asian="10pt" style:font-weight-asian="normal" style:font-name-complex="Liberation Mono" style:font-size-complex="10pt" style:font-weight-complex="normal"/>
    </style:style>
    <style:style style:name="T27" style:family="text">
      <style:text-properties officeooo:rsid="00276ced"/>
    </style:style>
    <style:style style:name="T28" style:family="text">
      <style:text-properties officeooo:rsid="0027bea0"/>
    </style:style>
    <style:style style:name="T29" style:family="text">
      <style:text-properties officeooo:rsid="0027dc7f"/>
    </style:style>
    <style:style style:name="T30" style:family="text">
      <style:text-properties officeooo:rsid="002990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Разработка <text:span text:style-name="T12">пользовательского </text:span>Web-интерфейс<text:span text:style-name="T12">а</text:span></text:p>
      <text:p text:style-name="P17">(с) Сергей Синица 20<text:span text:style-name="T18">2</text:span><text:span text:style-name="T29">3</text:span></text:p>
      <text:p text:style-name="P1"/>
      <text:p text:style-name="Subtitle">ЗАДАНИЕ 1 </text:p>
      <text:p text:style-name="P1"/>
      <text:p text:style-name="P14"><text:span text:style-name="T21">Сверстать HTML 5 страницу с </text:span><text:span text:style-name="T23">маркированным</text:span><text:span text:style-name="T21"> списком гиперссылок и формой. </text:span></text:p>
      <text:p text:style-name="P1"/>
      <text:p text:style-name="P1">Список должен содержать следующие гиперссылки: </text:p>
      <text:p text:style-name="P1"/>
      <text:p text:style-name="P14"><text:span text:style-name="T21">1) абсолютную гиперссылку на главную страницу сайта </text:span><text:span text:style-name="T23">kubsu.ru</text:span><text:span text:style-name="T21">; </text:span></text:p>
      <text:p text:style-name="P1"/>
      <text:p text:style-name="P5">2) абсолютную на главную сайта <text:span text:style-name="T23">kubsu.ru</text:span> в протоколе https; </text:p>
      <text:p text:style-name="P1"/>
      <text:p text:style-name="P5">3) ссылку-изображение;</text:p>
      <text:p text:style-name="P1"/>
      <text:p text:style-name="P5">4) сокращенную ссылку на внутреннюю <text:span text:style-name="T27">страницу</text:span>; </text:p>
      <text:p text:style-name="P1"/>
      <text:p text:style-name="P15"><text:span text:style-name="T21">5) сокращенную ссылку на </text:span><text:span text:style-name="T23">главную страницу</text:span><text:span text:style-name="T21">;</text:span></text:p>
      <text:p text:style-name="P1"/>
      <text:p text:style-name="P1">6) ссылку на фрагмент текущей страницы; </text:p>
      <text:p text:style-name="P1"/>
      <text:p text:style-name="P14"><text:span text:style-name="T21">7) ссылку с </text:span><text:span text:style-name="T23">тремя</text:span><text:span text:style-name="T21"> параметрами в URL; </text:span></text:p>
      <text:p text:style-name="P1"/>
      <text:p text:style-name="P1">8) <text:span text:style-name="T27">ссылку с параметром id в URL</text:span>; </text:p>
      <text:p text:style-name="P1"/>
      <text:p text:style-name="P5"><text:span text:style-name="T27">9</text:span>) относительную на страницу в текущем каталоге; </text:p>
      <text:p text:style-name="P5"/>
      <text:p text:style-name="P5">1<text:span text:style-name="T27">0</text:span>) относительную на страницу в каталоге about; </text:p>
      <text:p text:style-name="P5"/>
      <text:p text:style-name="P5">1<text:span text:style-name="T27">1</text:span>) относительную на страницу в каталоге уровнем выше текущего; </text:p>
      <text:p text:style-name="P5"/>
      <text:p text:style-name="P5">1<text:span text:style-name="T27">2</text:span>) относительную на страницу в каталоге двумя уровнями выше; </text:p>
      <text:p text:style-name="P5"/>
      <text:p text:style-name="P1">13) контекстную в тексте абзаца; </text:p>
      <text:p text:style-name="P1"/>
      <text:p text:style-name="P5">14) ссылку на фрагмент страницы <text:span text:style-name="T28">стороннего сайта</text:span>;</text:p>
      <text:p text:style-name="P1"/>
      <text:p text:style-name="P1">15) ссылки из прямоугольных и круглых областей картинки (HTML-тег map); </text:p>
      <text:p text:style-name="P1"/>
      <text:p text:style-name="P6"><text:span text:style-name="T27">16</text:span>) ссылку с пустым href;</text:p>
      <text:p text:style-name="P5"/>
      <text:p text:style-name="P6">1<text:span text:style-name="T27">7</text:span>) ссылку без href;</text:p>
      <text:p text:style-name="P5"/>
      <text:p text:style-name="P5">1<text:span text:style-name="T27">8</text:span>) ссылку, по которой запрещен переход поисковикам; </text:p>
      <text:p text:style-name="P5"/>
      <text:p text:style-name="P5">1<text:span text:style-name="T27">9</text:span>) запрещенную для индексации поисковиками; </text:p>
      <text:p text:style-name="P1"/>
      <text:p text:style-name="P5">20) <text:span text:style-name="T28">нумерованный </text:span>список ссылок с подписями title; </text:p>
      <text:p text:style-name="P1"/>
      <text:p text:style-name="P5">21) ссылку на файл на сервере FTP с авторизацией;</text:p>
      <text:p text:style-name="P1"/>
      <text:p text:style-name="P1"/>
      <text:p text:style-name="P1">Форма должна содержать сл<text:span text:style-name="T13">е</text:span>дующие поля: </text:p>
      <text:p text:style-name="P1"/>
      <text:p text:style-name="P14"><text:span text:style-name="T21">1) </text:span><text:span text:style-name="T23">ФИО</text:span><text:span text:style-name="T21"> (текстовое поле); </text:span></text:p>
      <text:p text:style-name="P1"/>
      <text:p text:style-name="P16"><text:span text:style-name="T21">2) </text:span><text:span text:style-name="T23">Телефон</text:span><text:span text:style-name="T21"> (поле </text:span><text:span text:style-name="T23">tel</text:span><text:span text:style-name="T21">); </text:span></text:p>
      <text:p text:style-name="P5"/>
      <text:p text:style-name="P16"><text:span text:style-name="T27">3</text:span><text:span text:style-name="T21">) e-mail (поле emai</text:span><text:span text:style-name="T28">l</text:span><text:span text:style-name="T21">);</text:span></text:p>
      <text:p text:style-name="P1"/>
      <text:p text:style-name="P16"><text:span text:style-name="T27">4</text:span><text:span text:style-name="T21">) дата рождения (поле даты); </text:span></text:p>
      <text:p text:style-name="P16"><text:span text:style-name="T28">5</text:span><text:span text:style-name="T21">) пол (радиокнопки);</text:span></text:p>
      <text:p text:style-name="P1"><text:soft-page-break/></text:p>
      <text:p text:style-name="P14"><text:span text:style-name="T24">6</text:span><text:span text:style-name="T21">) </text:span><text:span text:style-name="T28">любимый язык программирования</text:span><text:span text:style-name="T21">: </text:span><text:span text:style-name="T28">Pascal, C, C++, JavaScript, PHP, Python, Java, Haskel, Clojure, Prolog, Scala</text:span><text:span text:style-name="T21"> <text:s/>(множественный выбор из списка); </text:span></text:p>
      <text:p text:style-name="P1"/>
      <text:p text:style-name="P1"><text:span text:style-name="T28">7</text:span>) биография (многострочное текстовое поле); </text:p>
      <text:p text:style-name="P1"/>
      <text:p text:style-name="P1">8) с контрактом ознакомлен <text:span text:style-name="T19">(а)</text:span> (чекбокс); </text:p>
      <text:p text:style-name="P1"/>
      <text:p text:style-name="P14"><text:span text:style-name="T21">9) кнопка «</text:span><text:span text:style-name="T24">Сохранить</text:span><text:span text:style-name="T21">». </text:span></text:p>
      <text:p text:style-name="P1"/>
      <text:p text:style-name="P18">СДАЧА РАБОТЫ И ОЦЕНИВАНИЕ</text:p>
      <text:p text:style-name="P1"/>
      <text:p text:style-name="P1">Все задание выполняется в одном файле index.html, </text:p>
      <text:p text:style-name="P1">файл публикуется в интернете в виде статического веб-сайта, </text:p>
      <text:p text:style-name="P1">например с помощью <text:span text:style-name="T20">GitHub Pages или </text:span>Gitlab Pages, </text:p>
      <text:p text:style-name="P1">в Moodle на проверку отправляется ссылка на сайт.</text:p>
      <text:p text:style-name="P1"/>
      <text:p text:style-name="P1">Время выполнения задания до 4 часов, включая самостоятельную работу. </text:p>
      <text:p text:style-name="P1"/>
      <text:p text:style-name="P3">За задание выставляется <text:span text:style-name="T1">до 40 баллов</text:span>:</text:p>
      <text:p text:style-name="P3"><text:span text:style-name="T16">- </text:span>от 0 до 30 баллов в зависимости от количества верно выполненных пунктов,</text:p>
      <text:p text:style-name="P3"><text:span text:style-name="T16">- </text:span>до <text:span text:style-name="T2">5</text:span> баллов за соблюдение стандартов кодирования HTML,</text:p>
      <text:p text:style-name="P3"><text:span text:style-name="T16">- до 5 баллов за отсутствие Error и Warning при валидации HTML-разметки по https://validator.w3.org/</text:span>. </text:p>
      <text:p text:style-name="P1"/>
      <text:p text:style-name="P3">Задание необходимо выполнить <text:span text:style-name="T18">до даты и времени, обозначенных в Moodle</text:span>. <text:span text:style-name="T15">Допускается не полное выполнение задания. </text:span>Не допускается просрочка выполнения задания <text:span text:style-name="T17">(</text:span>просроченное задание оценивается в 0 баллов<text:span text:style-name="T17">)</text:span>.</text:p>
      <text:p text:style-name="P1"/>
      <text:p text:style-name="Subtitle">МЕТОДИЧЕСКИЕ УКАЗАНИЯ </text:p>
      <text:p text:style-name="P1"/>
      <text:p text:style-name="P1">Ознакомьтесь <text:span text:style-name="T14">материалом по HTML, гиперссылкам и формам в</text:span> раздел<text:span text:style-name="T14">е</text:span> «<text:span text:style-name="T14">WORLD WIDE WEB</text:span>» учебного пособия "Веб-разработка и веб-сервисы" и содержанием лекции №1. </text:p>
      <text:p text:style-name="P1"/>
      <text:p text:style-name="P14"><text:span text:style-name="T21">Для верстки </text:span><text:span text:style-name="T25">маркированного</text:span><text:span text:style-name="T21"> списка используйте разметку вида: </text:span></text:p>
      <text:p text:style-name="P1"/>
      <text:p text:style-name="P14"><text:span text:style-name="T21">&lt;</text:span><text:span text:style-name="T25">ul</text:span><text:span text:style-name="T21">&gt; </text:span></text:p>
      <text:p text:style-name="P1"><text:s text:c="2"/>&lt;li&gt;ссылка 1&lt;/li&gt; </text:p>
      <text:p text:style-name="P1"><text:s text:c="2"/>&lt;li&gt;ссылка 2&lt;/li&gt; </text:p>
      <text:p text:style-name="P1"><text:s text:c="2"/>... </text:p>
      <text:p text:style-name="P14"><text:span text:style-name="T21">&lt;/</text:span><text:span text:style-name="T25">ul</text:span><text:span text:style-name="T21">&gt; </text:span></text:p>
      <text:p text:style-name="P1"/>
      <text:p text:style-name="P1">Пример гиперссылки c полным URL: </text:p>
      <text:p text:style-name="P1">&lt;a href="http://kubsu.ru/"&gt;КубГУ&lt;/a&gt; </text:p>
      <text:p text:style-name="P1"/>
      <text:p text:style-name="P1">Пример гиперссылки c сокращенным URL: </text:p>
      <text:p text:style-name="P1">&lt;a href="/"&gt;КубГУ&lt;/a&gt; </text:p>
      <text:p text:style-name="P1"/>
      <text:p text:style-name="P1">Пример гиперссылки c относительным URL: </text:p>
      <text:p text:style-name="P1">&lt;a href="./hello"&gt;КубГУ&lt;/a&gt; </text:p>
      <text:p text:style-name="P1"/>
      <text:p text:style-name="P1">Пример HTML-формы с основными элементами находится в файле form.html.</text:p>
      <text:p text:style-name="P1"/>
      <text:p text:style-name="P2">Для выполнения этого и последующих заданий удобно воспользоваться редактором с подсветкой синтаксиса и автоматическим форматированием кода HTML, например Visual Studio Code, Atom, Sublime <text:span text:style-name="T11">или GitLab Web IDE</text:span>.</text:p>
      <text:p text:style-name="P1"/>
      <text:p text:style-name="P4">Для публикации сайта в Git<text:span text:style-name="T20">Hub</text:span> Pages необходимо:</text:p>
      <text:p text:style-name="P13"><text:span text:style-name="T21">- зарегистрироваться на git</text:span><text:span text:style-name="T22">hub</text:span><text:span text:style-name="T21">.com </text:span><text:span text:style-name="T20">или залогиниться, если вы регистрировались ранее;</text:span></text:p>
      <text:p text:style-name="P13"><text:soft-page-break/>- <text:span text:style-name="T20">создать репозитарий с именем ВашЛогин.github.io;</text:span></text:p>
      <text:p text:style-name="P13">- <text:span text:style-name="T20">создать файл index.html, изменения будут автоматически публиковаться через некоторое время в виде веб-страницы по адресу ВашЛогин.github.io.</text:span></text:p>
      <text:p text:style-name="P4"/>
      <text:p text:style-name="P4"/>
      <text:p text:style-name="P1">Для публикации сайта в GitLab Pages необходимо:</text:p>
      <text:p text:style-name="P13"><text:span text:style-name="T21">- зарегистрироваться на gitlab.com </text:span><text:span text:style-name="T20">или залогиниться, если вы регистрировались ранее;</text:span></text:p>
      <text:p text:style-name="P7">- нажать зеленую кнопку New project;</text:p>
      <text:p text:style-name="P8"><text:span text:style-name="T2">- выбрать вкладку Create from template, напротив шаблона </text:span><text:span text:style-name="Strong_20_Emphasis"><text:span text:style-name="T3">Pages/Plain HTML </text:span></text:span><text:span text:style-name="Strong_20_Emphasis"><text:span text:style-name="T4">кликнуть Use template;</text:span></text:span></text:p>
      <text:p text:style-name="P8"><text:span text:style-name="Strong_20_Emphasis"><text:span text:style-name="T4">- поле Project name заполнить web1;</text:span></text:span></text:p>
      <text:p text:style-name="P8"><text:span text:style-name="Strong_20_Emphasis"><text:span text:style-name="T4">- в поле Visibility Level выбрать Public;</text:span></text:span></text:p>
      <text:p text:style-name="P8"><text:span text:style-name="Strong_20_Emphasis"><text:span text:style-name="T4">- нажать Create Project;</text:span></text:span></text:p>
      <text:p text:style-name="P9"><text:span text:style-name="Strong_20_Emphasis"><text:span text:style-name="T5">- дальше залить файлы в каталог public/ через <text:s/>GitLab Web IDE или текстовый редактор + GIT;</text:span></text:span></text:p>
      <text:p text:style-name="P9"><text:span text:style-name="Strong_20_Emphasis"><text:span text:style-name="T5">- </text:span></text:span><text:span text:style-name="Strong_20_Emphasis"><text:span text:style-name="T10">при сохранении изменений коммит делать в ветку </text:span></text:span><text:span text:style-name="Strong_20_Emphasis"><text:span text:style-name="T26">main</text:span></text:span><text:span text:style-name="Strong_20_Emphasis"><text:span text:style-name="T10">, при этом изменения опубликуются на веб-страницу Gitlab Pages через 5-10 минут автоматически;</text:span></text:span></text:p>
      <text:p text:style-name="P10"><text:span text:style-name="Strong_20_Emphasis"><text:span text:style-name="T5">- сайт </text:span></text:span><text:span text:style-name="Strong_20_Emphasis"><text:span text:style-name="T7">через некоторое время </text:span></text:span><text:span text:style-name="Strong_20_Emphasis"><text:span text:style-name="T5">будет опубликован по адресу, указанному на Settings → Pages, </text:span></text:span><text:span text:style-name="Strong_20_Emphasis"><text:span text:style-name="T7">например https://s.sinitsa.gitlab.io/web1/</text:span></text:span></text:p>
      <text:p text:style-name="P12"><text:span text:style-name="Strong_20_Emphasis"><text:span text:style-name="T5">- </text:span></text:span><text:span text:style-name="Strong_20_Emphasis"><text:span text:style-name="T10">если публикация не происходит долгое время, то следует проверить ее статус и перезапустить вручную: </text:span></text:span><text:span text:style-name="Strong_20_Emphasis"><text:span text:style-name="T5">слева выбрать CI / CD → Pipelines, кликнуть Run Pipeline, </text:span></text:span><text:span text:style-name="Strong_20_Emphasis"><text:span text:style-name="T6">отправить форму</text:span></text:span><text:span text:style-name="Strong_20_Emphasis"><text:span text:style-name="T5">.</text:span></text:span></text:p>
      <text:p text:style-name="P12"><text:span text:style-name="Strong_20_Emphasis"><text:span text:style-name="T5"/></text:span></text:p>
      <text:p text:style-name="P10"><text:span text:style-name="Strong_20_Emphasis"><text:span text:style-name="T5"/></text:span></text:p>
      <text:p text:style-name="P11"><text:span text:style-name="Strong_20_Emphasis"><text:span text:style-name="T8">При </text:span></text:span><text:span text:style-name="Strong_20_Emphasis"><text:span text:style-name="T9">валидации</text:span></text:span><text:span text:style-name="Strong_20_Emphasis"><text:span text:style-name="T8"> через https://validator.w3.org/ вместо https использовать http, например </text:span></text:span><text:span text:style-name="Strong_20_Emphasis"><text:span text:style-name="T7">http://s.sinitsa.gitlab.io/web1/, </text:span></text:span><text:span text:style-name="Strong_20_Emphasis"><text:span text:style-name="T8">так как иначе возникает ошибка некорректного сертификата SSL.</text:span></text:span></text:p>
      <text:p text:style-name="P9"><text:span text:style-name="Strong_20_Emphasis"><text:span text:style-name="T5"/>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05T15:01:38.593042873</dc:date>
    <meta:editing-duration>PT22H10M33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3" meta:paragraph-count="79" meta:word-count="621" meta:character-count="4529" meta:non-whitespace-character-count="3934"/>
  </office:meta>
</office:document-meta>
</file>